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minutes</text:p>
      <text:p text:style-name="Standard">Sell to tech and non-tech individuals</text:p>
      <text:p text:style-name="Standard">Define it, goods and bads of all</text:p>
      <text:p text:style-name="Standard">8 minutes presentation, 8 minutes q and a</text:p>
      <text:p text:style-name="Standard">All 8 minutes can be used solely by teachers and student affairs. But if student affairs and teachers are done, then q&amp;a is open to peers and/or apple people</text:p>
      <text:p text:style-name="Standard">Sell it sell it sell it</text:p>
      <text:p text:style-name="Standard"/>
      <text:p text:style-name="Standard">Be able to answer all the questions for technical and non=technical people</text:p>
      <text:p text:style-name="Standard">No idea what sessions apple will attend</text:p>
      <text:p text:style-name="Standard">If we done find out what day apple is showing up. Volunteers with awesomesauce projects can choose to present</text:p>
      <text:p text:style-name="Standard">End of alphabet will go first. So I’m going on Friday.</text:p>
      <text:p text:style-name="Standard"/>
      <text:p text:style-name="Standard">Presentation is whatever you need to do to sell your project</text:p>
      <text:p text:style-name="Standard">Don’t have to do a powerpoint. You could just demo the software with talking. Whatever you feel will help.</text:p>
      <text:p text:style-name="Standard">Functioning software = must demo</text:p>
      <text:p text:style-name="Standard">Professional dress require!</text:p>
      <text:p text:style-name="Standard">Guys have to do suit and tie.</text:p>
      <text:p text:style-name="Standard">It has to be professional appearance, not semi-casual or whatever.</text:p>
      <text:p text:style-name="Standard">Pantsuit. Dress. Professional.</text:p>
      <text:p text:style-name="Standard">Di for awesome professional clothing.</text:p>
      <text:p text:style-name="Standard"/>
      <text:p text:style-name="Standard">Savers!!!</text:p>
      <text:p text:style-name="Standard"/>
      <text:p text:style-name="Standard">Dress or pant suit. Make sure it’s professional. No see-thru clothing. Wow.</text:p>
      <text:p text:style-name="Standard">Someone almost failed Capstone because their blowse was too see-thru. Wow.</text:p>
      <text:p text:style-name="Standard"/>
      <text:p text:style-name="Standard">Professional shoes and makeup</text:p>
      <text:p text:style-name="Standard"/>
      <text:p text:style-name="Standard"><text:soft-page-break/></text:p>
      <text:p text:style-name="Standard"/>
      <text:p text:style-name="Standard"/>
      <text:p text:style-name="Standard"/>
      <text:p text:style-name="Standard"/>
      <text:p text:style-name="Standard">DON’T MUMBLE</text:p>
      <text:p text:style-name="Standard">Always reintegrate the question before you answer it.</text:p>
      <text:p text:style-name="Standard">The questions will be long and complicated. Wait until the person is done with saying their question, then reinterate the question and answer it thoughtfully and professionally. Don’t repeat the question word for word. Summarize it.</text:p>
      <text:p text:style-name="Standard">Listen. Carefully. And be fully aware of what is being asked of you. THIS WILL BE DIFFICULT FOR ME BECAUSE I SUCK AT ANSWERING QUESTIONS. So work on this.</text:p>
      <text:p text:style-name="Standard"/>
      <text:p text:style-name="Standard"><text:span text:style-name="T1">Have to show up to ALL presentations. Miss 1, don’t present.</text:span></text:p>
      <text:p text:style-name="Standard"/>
      <text:p text:style-name="Standard">Have personality, but keep audience in mind. Gage your audience before you start talking.</text:p>
      <text:p text:style-name="Standard">Anticipate the questions. Anticipate, anticipate, anticipate.<text:bookmark text:name="_GoBack"/></text:p>
      <text:p text:style-name="Standard"/>
      <text:p text:style-name="Standard"/>
      <text:p text:style-name="Standard">All of the instructors, student services, corporate (sometimes even Ned) are invited and whoever wants to attend can. </text:p>
      <text:p text:style-name="Standard">Halladay, Tom Beety, Ben Fletcher(networking), Jamie King, Matt Warner, Tim Clark…..these guys like to come and they will tear you apart.</text:p>
      <text:p text:style-name="Standard">Herrerra sometimes shows up and doesn’t tear you apart but will ask questions.</text:p>
      <text:p text:style-name="Standard"/>
      <text:p text:style-name="Standard">I might have a lot of issues with “how did you do that” “well the gem handles that”. So need to avoid showing off any of the stuff the gems do.</text:p>
      <text:p text:style-name="Standard"/>
      <text:p text:style-name="Standard"/>
      <text:p text:style-name="Standard"/>
      <text:p text:style-name="Standard">……apparently Matt Warner can completely tear apart a UI. That’s what happened in Taylor’s presentation. The UI kept on being picked at.</text:p>
      <text:p text:style-name="Standard"><text:soft-page-break/></text:p>
      <text:p text:style-name="Standard"/>
      <text:p text:style-name="Standard">You are supposed to be basically selling this product. Don’t be using “I did the best I could” or “I didn’t know what I was doing”</text:p>
      <text:p text:style-name="Standard"/>
      <text:p text:style-name="Standard">---------------------------------------------------------------------------------------------------------------------</text:p>
      <text:p text:style-name="Standard"/>
      <text:p text:style-name="Standard">better handle exceptions because if there is a stack overflow error, then you're dead</text:p>
      <text:p text:style-name="Standard">do "this was hard and HERE'S HOW I SOLVED IT", not "here's a list of things I couldn't figure out"</text:p>
      <text:p text:style-name="Standard">This is presentation on your successes. Not failures. If you have to talk about your journey instead of showcasing the software, show your successes (i learned about this and that and grew by doing this)</text:p>
      <text:p text:style-name="Standard"></text:p>
      <text:p text:style-name="Standard">"If you get up there and it doesn't work, don't try to fool everyone into thinking that it's a fully functioning piece of software"</text:p>
      <text:p text:style-name="Standard">"If you didn't do it, you didn't do it. Accept it. Learn from it. And if you pass or if you fail, just learn from it"</text:p>
      <text:p text:style-name="Standard"></text:p>
      <text:p text:style-name="Standard">avoid "i had to do all of this by myself" because it comes off as "i never do things alone". Also avoid "i had to", use "i choose 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a Bradford</meta:initial-creator>
    <meta:editing-cycles>2</meta:editing-cycles>
    <meta:creation-date>2014-05-27T19:04:00</meta:creation-date>
    <dc:date>2014-05-29T11:27:39</dc:date>
    <meta:editing-duration>PT1M6S</meta:editing-duration>
    <meta:generator>LibreOffice/3.5$Linux_X86_64 LibreOffice_project/350m1$Build-2</meta:generator>
    <meta:document-statistic meta:table-count="0" meta:image-count="0" meta:object-count="0" meta:page-count="3" meta:paragraph-count="44" meta:word-count="584" meta:character-count="3442" meta:non-whitespace-character-count="28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